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5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Support 9700x</text:p>
          </table:table-cell>
          <table:table-cell table:style-name="ce258" office:value-type="float" office:value="2000000" calcext:value-type="float">
            <text:p>2,0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500F</text:p>
          </table:table-cell>
          <table:table-cell table:style-name="ce258" office:value-type="float" office:value="2300000" calcext:value-type="float">
            <text:p>2,3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QHD QWHD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 office:value-type="float" office:value="600000" calcext:value-type="float">
            <text:p>6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11779001" calcext:value-type="float">
            <text:p>11,779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8709001" calcext:value-type="float">
            <text:p>8,709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5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5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08T14:41:46.132643011</dc:date>
    <meta:editing-duration>P18DT22H44M21S</meta:editing-duration>
    <meta:editing-cycles>952</meta:editing-cycles>
    <meta:generator>LibreOffice/24.8.4.2$Linux_X86_64 LibreOffice_project/480$Build-2</meta:generator>
    <meta:document-statistic meta:table-count="17" meta:cell-count="1168" meta:object-count="0"/>
  </office:meta>
</office:document-meta>
</file>